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D00000077FB23C16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5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2.375in"/>
    </style:style>
    <style:style style:name="Table1.C" style:family="table-column">
      <style:table-column-properties style:column-width="0.8125in"/>
    </style:style>
    <style:style style:name="Table1.J" style:family="table-column">
      <style:table-column-properties style:column-width="0.75in"/>
    </style:style>
    <style:style style:name="Table1.K" style:family="table-column">
      <style:table-column-properties style:column-width="1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line-height="100%" fo:text-align="center" style:justify-single-word="false"/>
    </style:style>
    <style:style style:name="P4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5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6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7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paragraph-rsid="000af694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8" style:family="paragraph" style:parent-style-name="Footer">
      <style:paragraph-properties fo:line-height="100%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paragraph-rsid="001888c5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9" style:family="paragraph" style:parent-style-name="Footer">
      <style:paragraph-properties fo:line-height="100%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paragraph-rsid="0019e7ac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10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1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paragraph-rsid="0019e7ac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2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paragraph-rsid="001888c5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3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bold" style:font-name-asian="Arial Narrow" style:font-size-asian="9pt" style:font-style-asian="normal" style:font-weight-asian="bold" style:font-name-complex="Arial Narrow" style:font-size-complex="9pt" style:font-style-complex="normal" style:font-weight-complex="bold" style:text-emphasize="none" style:text-overline-style="none" style:text-overline-color="font-color" fo:hyphenate="true" fo:hyphenation-remain-char-count="2" fo:hyphenation-push-char-count="2"/>
    </style:style>
    <style:style style:name="P14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074f33" officeooo:paragraph-rsid="00074f33" style:font-name-asian="Arial Narrow" style:font-size-asian="9pt" style:font-style-asian="normal" style:font-weight-asian="bold" style:font-name-complex="Arial Narrow" style:font-size-complex="9pt" style:font-style-complex="normal" style:font-weight-complex="bold" style:text-emphasize="none" style:text-overline-style="none" style:text-overline-color="font-color" fo:hyphenate="true" fo:hyphenation-remain-char-count="2" fo:hyphenation-push-char-count="2"/>
    </style:style>
    <style:style style:name="P15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6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16b74c" officeooo:paragraph-rsid="0016b74c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7" style:family="paragraph" style:parent-style-name="Footer">
      <style:paragraph-properties fo:line-height="100%"/>
      <style:text-properties style:font-name="Arial Narrow" fo:font-size="9pt" style:font-size-asian="9pt" style:font-size-complex="9pt"/>
    </style:style>
    <style:style style:name="P18" style:family="paragraph" style:parent-style-name="Footer">
      <style:paragraph-properties fo:line-height="100%"/>
      <style:text-properties style:font-name="Arial Narrow" fo:font-size="9pt" officeooo:paragraph-rsid="001888c5" style:font-size-asian="9pt" style:font-size-complex="9pt"/>
    </style:style>
    <style:style style:name="P19" style:family="paragraph" style:parent-style-name="Footer">
      <style:paragraph-properties fo:line-height="100%" fo:hyphenation-ladder-count="no-limit"/>
      <style:text-properties style:font-name="Arial Narrow" fo:font-size="9pt" style:font-size-asian="9pt" style:font-size-complex="9pt" fo:hyphenate="true" fo:hyphenation-remain-char-count="2" fo:hyphenation-push-char-count="2"/>
    </style:style>
    <style:style style:name="P20" style:family="paragraph" style:parent-style-name="Footer" style:master-page-name="">
      <style:paragraph-properties fo:line-height="100%" fo:text-align="start" style:justify-single-word="false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21" style:family="paragraph" style:parent-style-name="Standard">
      <style:paragraph-properties fo:line-height="100%" fo:hyphenation-ladder-count="no-limit"/>
      <style:text-properties officeooo:paragraph-rsid="0019e7ac" fo:hyphenate="true" fo:hyphenation-remain-char-count="2" fo:hyphenation-push-char-count="2"/>
    </style:style>
    <style:style style:name="P22" style:family="paragraph" style:parent-style-name="Standard">
      <style:paragraph-properties fo:line-height="100%" fo:hyphenation-ladder-count="no-limit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23" style:family="paragraph" style:parent-style-name="Table_20_Heading">
      <style:paragraph-properties fo:text-align="start" style:justify-single-word="false"/>
      <style:text-properties style:font-name="Arial" fo:font-size="9pt" style:font-size-asian="9pt" style:font-size-complex="9pt"/>
    </style:style>
    <style:style style:name="P24" style:family="paragraph" style:parent-style-name="Footer">
      <style:paragraph-properties fo:margin-left="0.0008in" fo:margin-right="-0.6346in" fo:line-height="100%" fo:hyphenation-ladder-count="no-limit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25" style:family="paragraph" style:parent-style-name="Footer" style:master-page-name="MP0">
      <style:paragraph-properties fo:line-height="100%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7ac" style:font-weight-asian="bold" style:font-weight-complex="bold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officeooo:rsid="001407b2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1cf4d2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bold" style:font-name-asian="Arial Narrow" style:font-style-asian="normal" style:font-weight-asian="bold" style:font-name-complex="Arial Narrow" style:font-style-complex="normal" style:font-weight-complex="bold" style:text-emphasize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T9" style:family="text">
      <style:text-properties officeooo:rsid="001407b2"/>
    </style:style>
    <style:style style:name="T10" style:family="text">
      <style:text-properties officeooo:rsid="001cf4d2"/>
    </style:style>
    <style:style style:name="T11" style:family="text">
      <style:text-properties fo:color="#ffffff" officeooo:rsid="001407b2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152787" style:font-size-asian="10pt" style:font-size-complex="10pt"/>
    </style:style>
    <style:style style:name="T14" style:family="text">
      <style:text-properties officeooo:rsid="001ec9f8"/>
    </style:style>
    <style:style style:name="T15" style:family="text">
      <style:text-properties officeooo:rsid="00137389"/>
    </style:style>
    <style:style style:name="T16" style:family="text">
      <style:text-properties officeooo:rsid="0019e7ac"/>
    </style:style>
    <style:style style:name="T17" style:family="text">
      <style:text-properties officeooo:rsid="00152787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officeooo:rsid="001407b2" style:font-size-asian="9pt" style:font-size-complex="9pt"/>
    </style:style>
    <style:style style:name="T20" style:family="text">
      <style:text-properties fo:font-size="9pt" fo:font-weight="bold" officeooo:rsid="001407b2" style:font-size-asian="9pt" style:font-weight-asian="bold" style:font-size-complex="9pt" style:font-weight-complex="bold"/>
    </style:style>
    <style:style style:name="T21" style:family="text">
      <style:text-properties fo:font-size="9pt" fo:font-weight="bold" officeooo:rsid="00152787" style:font-size-asian="9pt" style:font-weight-asian="bold" style:font-size-complex="9pt" style:font-weight-complex="bold"/>
    </style:style>
    <style:style style:name="T22" style:family="text">
      <style:text-properties fo:font-size="9pt" fo:font-weight="bold" officeooo:rsid="001cf4d2" style:font-size-asian="9pt" style:font-weight-asian="bold" style:font-size-complex="9pt" style:font-weight-complex="bold"/>
    </style:style>
    <style:style style:name="T23" style:family="text">
      <style:text-properties fo:font-size="9pt" fo:font-weight="bold" officeooo:rsid="001b6728" style:font-size-asian="9pt" style:font-weight-asian="bold" style:font-size-complex="9pt" style:font-weight-complex="bold"/>
    </style:style>
    <style:style style:name="T24" style:family="text">
      <style:text-properties fo:font-size="9pt" fo:font-weight="bold" officeooo:rsid="001ec9f8" style:font-size-asian="9pt" style:font-weight-asian="bold" style:font-size-complex="9pt" style:font-weight-complex="bold"/>
    </style:style>
    <style:style style:name="T25" style:family="text">
      <style:text-properties officeooo:rsid="001b6728"/>
    </style:style>
    <style:style style:name="T26" style:family="text">
      <style:text-properties fo:color="#000000"/>
    </style:style>
    <style:style style:name="T2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7"/>
        <table:table-column table:style-name="Table1.J"/>
        <table:table-column table:style-name="Table1.K"/>
        <table:table-header-rows>
          <table:table-row>
            <table:table-cell table:style-name="Table1.A1" office:value-type="string">
              <text:p text:style-name="P23">Exam </text:p>
              <text:p text:style-name="P23">Number</text:p>
            </table:table-cell>
            <table:table-cell table:style-name="Table1.A1" office:value-type="string">
              <text:p text:style-name="P13">{{{++header+person+surname}}}</text:p>
            </table:table-cell>
            <table:table-cell table:style-name="Table1.A1" office:value-type="string">
              <text:p text:style-name="P13">{{{++header+demographic+gender}}}</text:p>
            </table:table-cell>
            <table:table-cell table:style-name="Table1.A1" office:value-type="string">
              <text:p text:style-name="P13">{{{++header+exam_grade_paper_i+name}}}</text:p>
            </table:table-cell>
            <table:table-cell table:style-name="Table1.A1" office:value-type="string">
              <text:p text:style-name="P13">{{{++header+exam_grade_paper_ii+name}}}</text:p>
            </table:table-cell>
            <table:table-cell table:style-name="Table1.A1" office:value-type="string">
              <text:p text:style-name="P13">{{{++header+exam_grade_paper_iii+name}}}</text:p>
            </table:table-cell>
            <table:table-cell table:style-name="Table1.A1" office:value-type="string">
              <text:p text:style-name="P13">{{{++header+exam_grade_paper_iv+name}}}</text:p>
            </table:table-cell>
            <table:table-cell table:style-name="Table1.A1" office:value-type="string">
              <text:p text:style-name="P13">{{{++header+exam_grade_paper_v+name}}}</text:p>
            </table:table-cell>
            <table:table-cell table:style-name="Table1.A1" office:value-type="string">
              <text:p text:style-name="P13">{{{++header+exam_grade_paper_vi+name}}}</text:p>
            </table:table-cell>
            <table:table-cell table:style-name="Table1.A1" office:value-type="string">
              <text:p text:style-name="P14">{{{++header+primary_form+gpa}}}</text:p>
            </table:table-cell>
            <table:table-cell table:style-name="Table1.K1" office:value-type="string">
              <text:p text:style-name="P13">{{{++header+primary_form+try}}}</text:p>
            </table:table-cell>
          </table:table-row>
        </table:table-header-rows>
        <table:table-row>
          <table:table-cell table:style-name="Table1.A2" office:value-type="string">
            <text:p text:style-name="P24">[!-- BEGIN row.report_row --]{{{primary_form+exam_number}}}</text:p>
          </table:table-cell>
          <table:table-cell table:style-name="Table1.A2" office:value-type="string">
            <text:p text:style-name="P15">{{{person+surname}}} {{{person+firstname}}} {{{person+othername}}}</text:p>
          </table:table-cell>
          <table:table-cell table:style-name="Table1.A2" office:value-type="string">
            <text:p text:style-name="P15">{{{demographic+gender}}} </text:p>
          </table:table-cell>
          <table:table-cell table:style-name="Table1.A2" office:value-type="string">
            <text:p text:style-name="P15">{{{exam_grade_paper_i+name}}}</text:p>
          </table:table-cell>
          <table:table-cell table:style-name="Table1.A2" office:value-type="string">
            <text:p text:style-name="P15">{{{exam_grade_paper_ii+name}}}</text:p>
          </table:table-cell>
          <table:table-cell table:style-name="Table1.A2" office:value-type="string">
            <text:p text:style-name="P15">{{{exam_grade_paper_iii+name}}}</text:p>
          </table:table-cell>
          <table:table-cell table:style-name="Table1.A2" office:value-type="string">
            <text:p text:style-name="P15">{{{exam_grade_paper_iv+name}}}</text:p>
          </table:table-cell>
          <table:table-cell table:style-name="Table1.A2" office:value-type="string">
            <text:p text:style-name="P15">{{{exam_grade_paper_v+name}}}</text:p>
          </table:table-cell>
          <table:table-cell table:style-name="Table1.A2" office:value-type="string">
            <text:p text:style-name="P15">{{{exam_grade_paper_vi+name}}}</text:p>
          </table:table-cell>
          <table:table-cell table:style-name="Table1.A2" office:value-type="string">
            <text:p text:style-name="P16">{{{primary_form+gpa}}}</text:p>
          </table:table-cell>
          <table:table-cell table:style-name="Table1.K2" office:value-type="string">
            <text:p text:style-name="P15">{{{primary_form+try}}}</text:p>
            <text:p text:style-name="P15">[!-- END row.report_row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/>
    </style:style>
    <style:style style:name="MP2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3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4" style:family="paragraph" style:parent-style-name="Footer" style:master-page-name="">
      <style:paragraph-properties fo:line-height="100%" fo:text-align="start" style:justify-single-word="false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5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6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paragraph-rsid="000af694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7" style:family="paragraph" style:parent-style-name="Footer">
      <style:paragraph-properties fo:line-height="100%"/>
      <style:text-properties style:font-name="Arial Narrow" fo:font-size="9pt" officeooo:paragraph-rsid="001888c5" style:font-size-asian="9pt" style:font-size-complex="9pt"/>
    </style:style>
    <style:style style:name="MP8" style:family="paragraph" style:parent-style-name="Footer">
      <style:paragraph-properties fo:line-height="100%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paragraph-rsid="001888c5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MP9" style:family="paragraph" style:parent-style-name="Footer">
      <style:paragraph-properties fo:line-height="100%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paragraph-rsid="0019e7ac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MP10" style:family="paragraph" style:parent-style-name="Standard">
      <style:paragraph-properties fo:line-height="100%" fo:hyphenation-ladder-count="no-limit"/>
      <style:text-properties officeooo:paragraph-rsid="0019e7ac" fo:hyphenate="true" fo:hyphenation-remain-char-count="2" fo:hyphenation-push-char-count="2"/>
    </style:style>
    <style:style style:name="MP11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paragraph-rsid="0019e7ac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2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paragraph-rsid="001888c5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3" style:family="paragraph" style:parent-style-name="Header">
      <style:paragraph-properties fo:text-align="center" style:justify-single-word="false"/>
    </style:style>
    <style:style style:name="MP14" style:family="paragraph" style:parent-style-name="Header">
      <style:paragraph-properties fo:line-height="100%" fo:text-align="center" style:justify-single-word="false"/>
    </style:style>
    <style:style style:name="MP15" style:family="paragraph" style:parent-style-name="Footer" style:master-page-name="MP0">
      <style:paragraph-properties fo:line-height="100%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6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7" style:family="paragraph" style:parent-style-name="Footer">
      <style:paragraph-properties fo:line-height="100%"/>
      <style:text-properties style:font-name="Arial Narrow" fo:font-size="9pt" style:font-size-asian="9pt" style:font-size-complex="9pt"/>
    </style:style>
    <style:style style:name="MP18" style:family="paragraph" style:parent-style-name="Standard">
      <style:paragraph-properties fo:line-height="100%" fo:hyphenation-ladder-count="no-limit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9" style:family="paragraph" style:parent-style-name="Footer">
      <style:paragraph-properties fo:line-height="100%" fo:hyphenation-ladder-count="no-limit"/>
      <style:text-properties style:font-name="Arial Narrow" fo:font-size="9pt" style:font-size-asian="9pt" style:font-size-complex="9pt" fo:hyphenate="true" fo:hyphenation-remain-char-count="2" fo:hyphenation-push-char-count="2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text-outline="false" style:text-line-through-style="none" style:text-line-through-type="none" fo:font-style="normal" fo:text-shadow="none" style:text-underline-style="none" fo:font-weight="normal" officeooo:rsid="001407b2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T3" style:family="text">
      <style:text-properties officeooo:rsid="001407b2"/>
    </style:style>
    <style:style style:name="MT4" style:family="text">
      <style:text-properties officeooo:rsid="001cf4d2"/>
    </style:style>
    <style:style style:name="MT5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fo:font-style="normal" fo:text-shadow="none" style:text-underline-style="none" fo:font-weight="normal" officeooo:rsid="001cf4d2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T7" style:family="text">
      <style:text-properties fo:font-size="10pt" officeooo:rsid="00152787" style:font-size-asian="10pt" style:font-size-complex="10pt"/>
    </style:style>
    <style:style style:name="MT8" style:family="text">
      <style:text-properties officeooo:rsid="001ec9f8"/>
    </style:style>
    <style:style style:name="MT9" style:family="text">
      <style:text-properties officeooo:rsid="00137389"/>
    </style:style>
    <style:style style:name="MT10" style:family="text">
      <style:text-properties officeooo:rsid="0019e7ac"/>
    </style:style>
    <style:style style:name="MT11" style:family="text">
      <style:text-properties officeooo:rsid="00152787"/>
    </style:style>
    <style:style style:name="MT12" style:family="text">
      <style:text-properties fo:font-weight="bold" officeooo:rsid="0019e7ac" style:font-weight-asian="bold" style:font-weight-complex="bold"/>
    </style:style>
    <style:style style:name="MT13" style:family="text">
      <style:text-properties fo:font-size="9pt" style:font-size-asian="9pt" style:font-size-complex="9pt"/>
    </style:style>
    <style:style style:name="MT14" style:family="text"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MT15" style:family="text">
      <style:text-properties fo:font-size="9pt" officeooo:rsid="001407b2" style:font-size-asian="9pt" style:font-size-complex="9pt"/>
    </style:style>
    <style:style style:name="MT16" style:family="text">
      <style:text-properties fo:font-size="9pt" fo:font-weight="bold" officeooo:rsid="001407b2" style:font-size-asian="9pt" style:font-weight-asian="bold" style:font-size-complex="9pt" style:font-weight-complex="bold"/>
    </style:style>
    <style:style style:name="MT17" style:family="text">
      <style:text-properties fo:font-size="9pt" fo:font-weight="bold" officeooo:rsid="00152787" style:font-size-asian="9pt" style:font-weight-asian="bold" style:font-size-complex="9pt" style:font-weight-complex="bold"/>
    </style:style>
    <style:style style:name="MT18" style:family="text">
      <style:text-properties fo:font-size="9pt" fo:font-weight="bold" officeooo:rsid="001cf4d2" style:font-size-asian="9pt" style:font-weight-asian="bold" style:font-size-complex="9pt" style:font-weight-complex="bold"/>
    </style:style>
    <style:style style:name="MT19" style:family="text">
      <style:text-properties fo:font-size="9pt" fo:font-weight="bold" officeooo:rsid="001b6728" style:font-size-asian="9pt" style:font-weight-asian="bold" style:font-size-complex="9pt" style:font-weight-complex="bold"/>
    </style:style>
    <style:style style:name="MT20" style:family="text">
      <style:text-properties fo:font-size="9pt" fo:font-weight="bold" officeooo:rsid="001ec9f8" style:font-size-asian="9pt" style:font-weight-asian="bold" style:font-size-complex="9pt" style:font-weight-complex="bold"/>
    </style:style>
    <style:style style:name="MT21" style:family="text">
      <style:text-properties fo:font-size="10pt" style:font-size-asian="10pt" style:font-size-complex="10pt"/>
    </style:style>
    <style:style style:name="MT22" style:family="text">
      <style:text-properties officeooo:rsid="001b6728"/>
    </style:style>
    <style:style style:name="MT23" style:family="text">
      <style:text-properties fo:color="#000000"/>
    </style:style>
    <style:style style:name="MT24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MT25" style:family="text">
      <style:text-properties style:text-outline="false" style:text-line-through-style="none" style:text-line-through-type="none" fo:font-style="normal" fo:text-shadow="none" style:text-underline-style="none" fo:font-weight="bold" style:font-name-asian="Arial Narrow" style:font-style-asian="normal" style:font-weight-asian="bold" style:font-name-complex="Arial Narrow" style:font-style-complex="normal" style:font-weight-complex="bold" style:text-emphasize="none" style:text-overline-style="none" style:text-overline-color="font-color"/>
    </style:style>
    <style:style style:name="MT2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3in" fo:margin-bottom="0.3in" fo:margin-left="0.7874in" fo:margin-right="0.7874in" style:shadow="none" fo:background-color="transparent" style:writing-mode="lr-tb" style:footnote-max-height="0in">
        <style:background-image/>
        <style:footnote-sep style:width="0.0071in" style:line-style="solid" style:adjustment="left" style:rel-width="25%" style:color="#000000"/>
      </style:page-layout-properties>
      <style:header-style>
        <style:header-footer-properties fo:min-height="1.4in" fo:margin-left="0in" fo:margin-right="0in" fo:margin-bottom="0.2in" style:dynamic-spacing="true"/>
      </style:header-style>
      <style:footer-style>
        <style:header-footer-properties fo:min-height="1.4in" fo:margin-left="0in" fo:margin-right="0in" fo:margin-top="0.2in" style:dynamic-spacing="true"/>
      </style:footer-style>
    </style:page-layout>
    <style:page-layout style:name="Mpm2">
      <style:page-layout-properties fo:page-width="11in" fo:page-height="8.5in" style:num-format="1" style:print-orientation="landscape" fo:margin-top="0.3in" fo:margin-bottom="0.3in" fo:margin-left="1in" fo:margin-right="1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>
        <style:header-footer-properties fo:min-height="1.2in" fo:margin-left="0in" fo:margin-right="0in" fo:margin-bottom="0in" style:dynamic-spacing="false"/>
      </style:header-style>
      <style:footer-style>
        <style:header-footer-properties fo:min-height="1.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283in" svg:y="0in" svg:width="1.2063in" svg:height="1.202in" draw:z-index="0"><draw:image xlink:href="Pictures/100000000000007D00000077FB23C16A.jpg" xlink:type="simple" xlink:show="embed" xlink:actuate="onLoad"/></draw:frame>UGANDA NURSES AND MIDWIVES EXAMINATIONS BOARD<text:tab/></text:p>
        <text:p text:style-name="MP1"/>
        <text:p text:style-name="MP2"/>
        <text:p text:style-name="MP3"><text:s text:c="96"/>RESULT BOOK</text:p>
        <text:p text:style-name="MP3"/>
        <text:p text:style-name="MP3"/>
        <text:p text:style-name="MP4">Examination Centre No: <text:s text:c="56"/>Examination Centre Name: <text:span text:style-name="MT1">{{{++limit+providertraining+trainingprovider+name}}}</text:span><text:tab/> <text:s text:c="16"/>Year of Exams: {{{+graduation_month}}} {{{+graduation_year}}}</text:p>
        <text:p text:style-name="MP5"><text:s text:c="95"/>Course Name: <text:s text:c="19"/><text:span text:style-name="MT1"><text:s/>{{{++limit+providertraining+training+name}}}</text:span></text:p>
        <text:p text:style-name="MP6">Paper No: I <text:s text:c="76"/>Paper Name:</text:p>
        <text:p text:style-name="MP6">Paper No: <text:s/>II <text:s text:c="74"/>Paper Name:</text:p>
        <text:p text:style-name="MP6">Paper No: III <text:s text:c="74"/>Paper Name:</text:p>
        <text:p text:style-name="MP5">Paper No: IV <text:s text:c="74"/>Paper Name:</text:p>
        <text:p text:style-name="MP5">Paper No: V <text:s text:c="74"/>Paper Name:</text:p>
        <text:p text:style-name="MP5">Paper No: VI <text:s text:c="74"/>Paper Name:</text:p>
      </style:header>
      <style:footer>
        <text:p text:style-name="MP7"><text:span text:style-name="MT2"><text:s/>Performance in each part of an</text:span><text:span text:style-name="MT3"> <text:s text:c="37"/>Marks ranging </text:span><text:s text:c="6"/><text:span text:style-name="MT3">Grade Points</text:span> <text:s text:c="6"/><text:span text:style-name="MT4">Alpha Grade</text:span> <text:s text:c="20"/><text:span text:style-name="MT3">Marks ranging </text:span><text:s text:c="6"/><text:span text:style-name="MT3">Grade Points</text:span> <text:s text:c="6"/><text:span text:style-name="MT5"><text:s/></text:span><text:span text:style-name="MT6">Alpha grade</text:span><text:span text:style-name="MT5"> <text:s text:c="46"/></text:span></text:p>
        <text:p text:style-name="MP8"><text:span text:style-name="MT3"><text:s/>examination is given in eight grade points <text:s text:c="26"/>80 – 100 <text:s text:c="18"/>5.0</text:span> <text:s text:c="21"/><text:span text:style-name="MT4">A</text:span> <text:s text:c="38"/><text:span text:style-name="MT7">60 – 64 <text:s text:c="15"/>3.0</text:span> <text:s text:c="21"/><text:span text:style-name="MT8">C</text:span> <text:s text:c="13"/><text:span text:style-name="MT9"><text:s/></text:span><text:s text:c="27"/></text:p>
        <text:p text:style-name="MP8"><text:s/><text:span text:style-name="MT10">and Alpha Grades <text:s text:c="3"/></text:span><text:s text:c="60"/><text:span text:style-name="MT3">75 – 79 <text:s text:c="20"/>4.5</text:span> <text:s text:c="20"/><text:span text:style-name="MT4">B+</text:span> <text:s text:c="37"/><text:span text:style-name="MT11">55 – 59 <text:s text:c="18"/>2.5</text:span> <text:s text:c="21"/><text:span text:style-name="MT8">D+</text:span> <text:s text:c="30"/></text:p>
        <text:p text:style-name="MP9"><text:s/><text:span text:style-name="MT10">GP of <text:s/></text:span><text:span text:style-name="MT12">0.0</text:span><text:span text:style-name="MT10"> / Alpha Grade </text:span><text:span text:style-name="MT12">'F'</text:span><text:span text:style-name="MT10"> is a Fail </text:span><text:s text:c="34"/><text:span text:style-name="MT3">70 – 74 <text:s text:c="20"/>4.0</text:span> <text:s text:c="20"/><text:span text:style-name="MT8">B</text:span> <text:s text:c="39"/><text:span text:style-name="MT11">50 – 54 <text:s text:c="18"/>2.0</text:span> <text:s text:c="22"/><text:span text:style-name="MT8">D</text:span></text:p>
        <text:p text:style-name="MP10"><text:span text:style-name="MT13"><text:s/></text:span><text:span text:style-name="MT14">ABS means 'absent' </text:span><text:span text:style-name="MT13"><text:s text:c="54"/></text:span><text:span text:style-name="MT15">65 – 69 <text:s text:c="17"/>3.5 <text:s text:c="18"/>C+ <text:s text:c="33"/></text:span><text:span text:style-name="MT16">&lt;</text:span><text:span text:style-name="MT17"> </text:span><text:span text:style-name="MT18">= </text:span><text:span text:style-name="MT17"><text:s/></text:span><text:span text:style-name="MT19">49</text:span><text:span text:style-name="MT16"> <text:s text:c="16"/>0.0 <text:s text:c="19"/></text:span><text:span text:style-name="MT20">F</text:span></text:p>
        <text:p text:style-name="MP11"><text:span text:style-name="MT21"><text:s/></text:span><text:span text:style-name="MT22">GPA – Grade Point Average</text:span><text:span text:style-name="MT21"> <text:s text:c="31"/></text:span><text:s text:c="98"/><text:span text:style-name="MT1"><text:s/></text:span><text:s text:c="9"/><text:span text:style-name="MT1"><text:s/></text:span><text:s text:c="96"/><text:span text:style-name="MT23">………………………………………</text:span> </text:p>
        <text:p text:style-name="MP12"><text:span text:style-name="MT21"><text:s text:c="3"/></text:span><text:span text:style-name="MT7"><text:s/></text:span><text:span text:style-name="MT21"><text:s text:c="49"/></text:span><text:s text:c="99"/><text:span text:style-name="MT1"><text:s text:c="2"/></text:span><text:s text:c="132"/><text:span text:style-name="MT23">EXECUTIVE SECRETARY</text:span><text:tab/> <text:s text:c="2"/></text:p>
        <text:p text:style-name="MP12"><text:s text:c="8"/></text:p>
      </style:footer>
    </style:master-page>
    <style:master-page style:name="MP0" style:page-layout-name="Mpm2">
      <style:header>
        <text:p text:style-name="MP2"><draw:frame draw:style-name="Mfr1" draw:name="graphics2" text:anchor-type="paragraph" svg:x="0.0283in" svg:y="0in" svg:width="1.2063in" svg:height="1.202in" draw:z-index="0"><draw:image xlink:href="Pictures/100000000000007D00000077FB23C16A.jpg" xlink:type="simple" xlink:show="embed" xlink:actuate="onLoad"/></draw:frame>UGANDA NURSES AND MIDWIVES EXAMINATIONS BOARD</text:p>
        <text:p text:style-name="MP13"/>
        <text:p text:style-name="MP2">RESULT SLIP</text:p>
        <text:p text:style-name="MP14"/>
        <text:p text:style-name="MP15"><text:s text:c="2"/>Examination Centre No: <text:s text:c="56"/>Examination Centre Name:{{{++limit+providertraining+trainingprovider+name}}}<text:tab/> <text:s text:c="16"/>Year of Exams:{{{+graduation_month}}} {{{+graduation_year}}}</text:p>
        <text:p text:style-name="MP16"><text:s text:c="97"/>Course Name: {{{++limit+providertraining+training+name}}}</text:p>
        <text:p text:style-name="MP16">Paper No: I <text:s text:c="78"/>Paper Name:</text:p>
        <text:p text:style-name="MP16">Paper No: <text:s/>II <text:s text:c="76"/>Paper Name:</text:p>
        <text:p text:style-name="MP5">Paper No: III <text:s text:c="76"/>Paper Name:</text:p>
        <text:p text:style-name="MP5">Paper No: IV <text:s text:c="76"/>Paper Name: <text:s text:c="64"/></text:p>
      </style:header>
      <style:footer>
        <text:p text:style-name="MP17">Results in examination as a whole is given in four classes. <text:s text:c="3"/><text:tab/> <text:s text:c="3"/><text:span text:style-name="MT5">Performance in each part of an <text:s text:c="47"/>R' following the grade for a paper indicates that</text:span></text:p>
        <text:p text:style-name="MP17">Passed with Distinction(DISTINCTION) <text:s text:c="38"/>exa<text:span text:style-name="MT5">mination is given in eight grades. Grades 7, 8 are fail <text:s text:c="7"/>the candidates is permitted to retake the paper</text:span></text:p>
        <text:p text:style-name="MP17">Passed with Credit(CREDIT) <text:s text:c="55"/><text:span text:style-name="MT5">(grade 1 being highest), or in some instances in two grades <text:s text:c="3"/>with a view to qualifying for a pass in the </text:span></text:p>
        <text:p text:style-name="MP17">Passed(PASS) <text:s text:c="77"/><text:span text:style-name="MT5">i.e P(=pass), and F=(Fail) 8, 7. ABS means 'absent' <text:s text:c="15"/>examination as a whole</text:span></text:p>
        <text:p text:style-name="MP18">Failed (FAIL) or Failed with Referment' (REFERRED)</text:p>
        <text:p text:style-name="MP19"><text:s/><text:span text:style-name="MT24">Candidates' names as printed above will appear <text:s text:c="14"/></text:span><text:span text:style-name="MT5">RP means Resit and Passed <text:s text:c="50"/></text:span><text:span text:style-name="MT25">D: 1 - 2 </text:span><text:span text:style-name="MT5"><text:s text:c="9"/></text:span><text:span text:style-name="MT25">C: 2.1 – 4.5 </text:span><text:span text:style-name="MT5"><text:s text:c="14"/></text:span><text:span text:style-name="MT26">………………………………………</text:span><text:span text:style-name="MT5"> <text:s text:c="3"/></text:span></text:p>
        <text:p text:style-name="MP19"><text:s/><text:span text:style-name="MT24">on any certificate issued and in the institute's records <text:s text:c="7"/></text:span><text:span text:style-name="MT5">RF means Resit and Failed <text:s text:c="52"/></text:span><text:span text:style-name="MT25">P: <text:s/>4.6 – 6.9 <text:s text:c="2"/>F: <text:s/>7 – 8</text:span><text:span text:style-name="MT5"> <text:s text:c="17"/></text:span><text:span text:style-name="MT26">EXECUTIVE SECRETARY</text:span><text:span text:style-name="MT5"><text:tab/></text:span> <text:s text:c="81"/><text:span text:style-name="MT5"><text:s text:c="98"/></text:span></text:p>
        <text:p text:style-name="MP16"><text:s text:c="97"/><text:tab/> <text:s text:c="42"/><text:tab/> <text:s text:c="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bert </meta:initial-creator>
    <meta:creation-date>2014-03-21T11:42:53</meta:creation-date>
    <dc:date>2019-09-06T03:32:40.447666455</dc:date>
    <meta:editing-duration>PT1H22M49S</meta:editing-duration>
    <meta:editing-cycles>30</meta:editing-cycles>
    <meta:generator>LibreOffice/4.2.8.2$Linux_X86_64 LibreOffice_project/420m0$Build-2</meta:generator>
    <meta:document-statistic meta:table-count="1" meta:image-count="2" meta:object-count="0" meta:page-count="1" meta:paragraph-count="58" meta:word-count="344" meta:character-count="6138" meta:non-whitespace-character-count="2436"/>
  </office:meta>
</office:document-meta>
</file>